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00%" fo:text-align="start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 style:writing-mode="lr-tb">
        <style:tab-stops/>
      </style:paragraph-properties>
      <style:text-properties style:text-scale="150%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50%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6.5cm" svg:x="8.5cm" svg:y="3.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.5cm" svg:y1="4.5cm" svg:x2="20cm" svg:y2="4.5cm">
          <text:p/>
        </draw:line>
        <draw:frame draw:style-name="gr3" draw:text-style-name="P1" draw:layer="layout" svg:width="9.966cm" svg:height="0.962cm" svg:x="9.267cm" svg:y="3.5cm">
          <draw:text-box>
            <text:p text:style-name="P2">EnteringPassword</text:p>
          </draw:text-box>
        </draw:frame>
        <draw:frame draw:style-name="gr3" draw:text-style-name="P3" draw:layer="layout" svg:width="11.5cm" svg:height="5.228cm" svg:x="8.5cm" svg:y="4.538cm">
          <draw:text-box>
            <text:p text:style-name="P3">entry/ display password dialog </text:p>
            <text:p text:style-name="P3">exit/ validate password</text:p>
            <text:p text:style-name="P3"/>
            <text:p text:style-name="P3">keypress/ echo “*”</text:p>
            <text:p text:style-name="P3">help/ display help</text:p>
            <text:p text:style-name="P3"/>
            <text:p text:style-name="P3">do/ get password</text:p>
          </draw:text-box>
        </draw:frame>
        <draw:frame draw:style-name="gr3" draw:text-style-name="P3" draw:layer="layout" svg:width="6cm" svg:height="5.939cm" svg:x="1.5cm" svg:y="3.5cm">
          <draw:text-box>
            <text:p text:style-name="P3">state name</text:p>
            <text:p text:style-name="P3"/>
            <text:p text:style-name="P3">entry and exit actions</text:p>
            <text:p text:style-name="P3"/>
            <text:p text:style-name="P3">internal transitions</text:p>
            <text:p text:style-name="P3"/>
            <text:p text:style-name="P3">Internal activity</text:p>
          </draw:text-box>
        </draw:frame>
        <draw:custom-shape draw:style-name="gr4" draw:text-style-name="P5" draw:layer="layout" svg:width="0.5cm" svg:height="1cm" svg:x="7.5cm" svg:y="3.5cm">
          <text:p text:style-name="P4"><text:span text:style-name="T1">{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35.329341317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0.5cm" svg:height="1.035cm" svg:x="7.5cm" svg:y="5cm">
          <text:p text:style-name="P6"><text:span text:style-name="T1">{</text:span> </text:p>
          <draw:enhanced-geometry svg:viewBox="0 0 21600 21600" draw:mirror-horizontal="false" draw:mirror-vertical="false" draw:text-path="true" draw:text-path-mode="shape" draw:text-path-scale="path" draw:text-path-same-letter-heights="tru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5" draw:layer="layout" svg:width="0.5cm" svg:height="1cm" svg:x="7.5cm" svg:y="7cm">
          <text:p text:style-name="P4"><text:span text:style-name="T1">{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35.329341317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5" draw:layer="layout" svg:width="0.5cm" svg:height="1cm" svg:x="7.5cm" svg:y="8.5cm">
          <text:p text:style-name="P4"><text:span text:style-name="T1">{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35.329341317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04-01T14:13:24</meta:creation-date>
    <dc:date>2009-04-08T12:53:27</dc:date>
    <meta:editing-duration>PT00H13M19S</meta:editing-duration>
    <meta:editing-cycles>1</meta:editing-cycles>
    <meta:generator>OpenOffice.org/3.0$Uni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